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384901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11e79f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1e79f" officeooo:paragraph-rsid="001d80bd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4dd8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4dd8d" officeooo:paragraph-rsid="001fa789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DejaVu Sans1" officeooo:rsid="001d80bd" officeooo:paragraph-rsid="0036c186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officeooo:paragraph-rsid="0036c186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11e79f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14f722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1e79f" officeooo:paragraph-rsid="004d9864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4dd8d" officeooo:paragraph-rsid="00384901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14dd8d" officeooo:paragraph-rsid="0026a6f6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49740" officeooo:paragraph-rsid="00449e28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3d1b85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2cb2ef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2cb2ef" officeooo:paragraph-rsid="002f293a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fo:color="#000000" style:font-name="DejaVu Sans1" officeooo:rsid="003004d0" officeooo:paragraph-rsid="003004d0"/>
    </style:style>
    <style:style style:name="P21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T1" style:family="text">
      <style:text-properties officeooo:rsid="0011e79f"/>
    </style:style>
    <style:style style:name="T2" style:family="text">
      <style:text-properties style:font-name="DejaVu Sans1" officeooo:rsid="0014dd8d"/>
    </style:style>
    <style:style style:name="T3" style:family="text">
      <style:text-properties style:font-name="DejaVu Sans1" officeooo:rsid="0011e79f"/>
    </style:style>
    <style:style style:name="T4" style:family="text">
      <style:text-properties style:font-name="DejaVu Sans1" officeooo:rsid="001d80bd"/>
    </style:style>
    <style:style style:name="T5" style:family="text">
      <style:text-properties officeooo:rsid="001bd093"/>
    </style:style>
    <style:style style:name="T6" style:family="text">
      <style:text-properties officeooo:rsid="001d80bd"/>
    </style:style>
    <style:style style:name="T7" style:family="text">
      <style:text-properties officeooo:rsid="00326dc1"/>
    </style:style>
    <style:style style:name="T8" style:family="text">
      <style:text-properties officeooo:rsid="003d1b85"/>
    </style:style>
    <style:style style:name="T9" style:family="text">
      <style:text-properties officeooo:rsid="0042c552"/>
    </style:style>
    <style:style style:name="T10" style:family="text">
      <style:text-properties officeooo:rsid="00449e28"/>
    </style:style>
    <style:style style:name="fr1" style:family="graphic" style:parent-style-name="Frame">
      <style:graphic-properties style:vertical-pos="top" style:vertical-rel="baseli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membership" form:control-implementation="ooo:com.sun.star.form.component.RadioButton" xml:id="control1" form:id="control1" form:label="Single $25 ($20 after February 1)" form:tab-index="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2" form:id="control2" form:label="Family $30" form:tab-index="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3" form:id="control3" form:label="New Ham $0 (licensed in current membership year)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4" form:id="control4" form:label="Junior $15 (under 18 years of age)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newsletter" form:control-implementation="ooo:com.sun.star.form.component.RadioButton" xml:id="control5" form:id="control5" form:label="Mailed Newsletter $1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dgename1" form:control-implementation="ooo:com.sun.star.form.component.TextField" xml:id="control7" form:id="control7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call1" form:control-implementation="ooo:com.sun.star.form.component.TextField" xml:id="control8" form:id="control8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call2" form:control-implementation="ooo:com.sun.star.form.component.TextField" xml:id="control9" form:id="control9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dgename2" form:control-implementation="ooo:com.sun.star.form.component.TextField" xml:id="control10" form:id="control10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omments" form:control-implementation="ooo:com.sun.star.form.component.TextField" xml:id="control11" form:id="control11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ame1" form:control-implementation="ooo:com.sun.star.form.component.TextField" xml:id="control12" form:id="control1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llsigns1" form:control-implementation="ooo:com.sun.star.form.component.TextField" xml:id="control13" form:id="control13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censed1" form:control-implementation="ooo:com.sun.star.form.component.TextField" xml:id="control14" form:id="control14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basic1" form:control-implementation="ooo:com.sun.star.form.component.CheckBox" xml:id="control15" form:id="control15" form:label="Basic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2" form:control-implementation="ooo:com.sun.star.form.component.TextField" xml:id="control21" form:id="control21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allsigns2" form:control-implementation="ooo:com.sun.star.form.component.TextField" xml:id="control22" form:id="control22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censed2" form:control-implementation="ooo:com.sun.star.form.component.TextField" xml:id="control23" form:id="control23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basic2" form:control-implementation="ooo:com.sun.star.form.component.CheckBox" xml:id="control24" form:id="control24" form:label="Basic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year" form:control-implementation="ooo:com.sun.star.form.component.TextField" xml:id="control30" form:id="control30" form:tab-index="1" form:current-value="2016-2017" form:value="2016-20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newsletter" form:control-implementation="ooo:com.sun.star.form.component.RadioButton" xml:id="control31" form:id="control31" form:label="Emailed Newsletter $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ontrol text:anchor-type="as-char" draw:z-index="31" draw:style-name="gr5" draw:text-style-name="P22" svg:width="3.601cm" svg:height="0.583cm" draw:control="control30"/><text:span text:style-name="T8">OARC </text:span>Membership Application/Renewal</text:p>
      <text:p text:style-name="P10">Ottawa Amateur Radio Club Inc., Box 8873, Ottawa, ON, K1G 3J2</text:p>
      <text:p text:style-name="P11"/>
      <text:p text:style-name="P11"><draw:control text:anchor-type="as-char" draw:z-index="0" draw:style-name="gr1" draw:text-style-name="P21" svg:width="8cm" svg:height="0.6cm" draw:control="control1"/></text:p>
      <text:p text:style-name="P12"><draw:control text:anchor-type="as-char" draw:z-index="1" draw:style-name="gr1" draw:text-style-name="P21" svg:width="3.001cm" svg:height="0.6cm" draw:control="control2"/></text:p>
      <text:p text:style-name="P12"><draw:control text:anchor-type="as-char" draw:z-index="3" draw:style-name="gr1" draw:text-style-name="P21" svg:width="8cm" svg:height="0.6cm" draw:control="control4"/></text:p>
      <text:p text:style-name="P12"><draw:control text:anchor-type="as-char" draw:z-index="2" draw:style-name="gr1" draw:text-style-name="P21" svg:width="12.001cm" svg:height="0.6cm" draw:control="control3"/></text:p>
      <text:p text:style-name="P12"/>
      <text:p text:style-name="P13"><draw:control text:anchor-type="as-char" draw:z-index="32" draw:style-name="gr1" draw:text-style-name="P21" svg:width="6.002cm" svg:height="0.6cm" draw:control="control31"/><draw:control text:anchor-type="as-char" draw:z-index="4" draw:style-name="gr1" draw:text-style-name="P21" svg:width="6.002cm" svg:height="0.6cm" draw:control="control5"/></text:p>
      <text:p text:style-name="P11"><draw:frame draw:style-name="fr1" draw:name="Frame1" text:anchor-type="as-char" draw:z-index="11"><draw:text-box fo:min-height="0.499cm" fo:min-width="2cm"><text:p text:style-name="P3">Name <draw:control text:anchor-type="as-char" draw:z-index="12" draw:style-name="gr3" draw:text-style-name="P21" svg:width="15.001cm" svg:height="0.701cm" draw:control="control12"/></text:p><text:p text:style-name="P3"/><text:p text:style-name="P4">Callsign(s) <draw:control text:anchor-type="as-char" svg:y="-0.55cm" draw:z-index="13" draw:style-name="gr2" draw:text-style-name="P21" svg:width="9cm" svg:height="0.701cm" draw:control="control13"/> <text:span text:style-name="T6">Year Licensed </text:span><text:span text:style-name="T6"><draw:control text:anchor-type="as-char" draw:z-index="14" draw:style-name="gr3" draw:text-style-name="P21" svg:width="2.001cm" svg:height="0.701cm" draw:control="control14"/></text:span></text:p><text:p text:style-name="P4"/><text:p text:style-name="P1"><text:span text:style-name="T2"><draw:control text:anchor-type="as-char" svg:y="-0.319cm" draw:z-index="15" draw:style-name="gr4" draw:text-style-name="P21" svg:width="2.5cm" svg:height="0.6cm" draw:control="control15"/></text:span><text:span text:style-name="T2"><draw:control text:anchor-type="as-char" svg:y="-0.319cm" draw:z-index="16" draw:style-name="gr4" draw:text-style-name="P21" svg:width="3.001cm" svg:height="0.6cm" draw:control="control16"/></text:span><text:span text:style-name="T2"><draw:control text:anchor-type="as-char" svg:y="-0.319cm" draw:z-index="17" draw:style-name="gr4" draw:text-style-name="P21" svg:width="3.402cm" svg:height="0.6cm" draw:control="control17"/></text:span><text:span text:style-name="T2"><draw:control text:anchor-type="as-char" svg:y="-0.319cm" draw:z-index="18" draw:style-name="gr4" draw:text-style-name="P21" svg:width="2.5cm" svg:height="0.6cm" draw:control="control18"/></text:span><text:span text:style-name="T2"><draw:control text:anchor-type="as-char" svg:y="-0.319cm" draw:z-index="19" draw:style-name="gr4" draw:text-style-name="P21" svg:width="3.601cm" svg:height="0.6cm" draw:control="control19"/></text:span></text:p><text:p text:style-name="P5"/><text:p text:style-name="P2">Email Address <draw:control text:anchor-type="as-char" draw:z-index="20" draw:style-name="gr3" draw:text-style-name="P21" svg:width="13.341cm" svg:height="0.701cm" draw:control="control20"/></text:p></draw:text-box></draw:frame></text:p>
      <text:p text:style-name="P14"><draw:frame draw:style-name="fr1" draw:name="Frame2" text:anchor-type="as-char" draw:z-index="21"><draw:text-box fo:min-height="0.499cm" fo:min-width="2cm"><text:p text:style-name="P2">Name <draw:control text:anchor-type="as-char" draw:z-index="22" draw:style-name="gr3" draw:text-style-name="P21" svg:width="15.001cm" svg:height="0.701cm" draw:control="control21"/></text:p><text:p text:style-name="P2"/><text:p text:style-name="P8"><text:span text:style-name="T3">Callsign(s) </text:span><text:span text:style-name="T3"><draw:control text:anchor-type="as-char" draw:z-index="23" draw:style-name="gr3" draw:text-style-name="P21" svg:width="9cm" svg:height="0.701cm" draw:control="control22"/></text:span><text:span text:style-name="T3"> </text:span><text:span text:style-name="T4">Year Licensed </text:span><text:span text:style-name="T4"><draw:control text:anchor-type="as-char" draw:z-index="24" draw:style-name="gr3" draw:text-style-name="P21" svg:width="2.001cm" svg:height="0.701cm" draw:control="control23"/></text:span></text:p><text:p text:style-name="P7"/><text:p text:style-name="P6"><draw:control text:anchor-type="as-char" svg:y="-0.319cm" draw:z-index="25" draw:style-name="gr4" draw:text-style-name="P21" svg:width="2.5cm" svg:height="0.6cm" draw:control="control24"/><draw:control text:anchor-type="as-char" svg:y="-0.319cm" draw:z-index="26" draw:style-name="gr4" draw:text-style-name="P21" svg:width="3.001cm" svg:height="0.6cm" draw:control="control25"/><draw:control text:anchor-type="as-char" svg:y="-0.319cm" draw:z-index="27" draw:style-name="gr4" draw:text-style-name="P21" svg:width="3.402cm" svg:height="0.6cm" draw:control="control26"/><draw:control text:anchor-type="as-char" svg:y="-0.319cm" draw:z-index="28" draw:style-name="gr4" draw:text-style-name="P21" svg:width="2.5cm" svg:height="0.6cm" draw:control="control27"/><draw:control text:anchor-type="as-char" svg:y="-0.319cm" draw:z-index="29" draw:style-name="gr4" draw:text-style-name="P21" svg:width="3.601cm" svg:height="0.6cm" draw:control="control28"/></text:p><text:p text:style-name="P6"/><text:p text:style-name="P2">Email Address <draw:control text:anchor-type="as-char" draw:z-index="30" draw:style-name="gr3" draw:text-style-name="P21" svg:width="13.341cm" svg:height="0.701cm" draw:control="control29"/></text:p></draw:text-box></draw:frame></text:p>
      <text:p text:style-name="P16">Postal Address <text:span text:style-name="T1"><draw:control text:anchor-type="as-char" svg:y="-0.42cm" draw:z-index="5" draw:name="email2" draw:style-name="gr2" draw:text-style-name="P21" svg:width="14.001cm" svg:height="1.5cm" draw:control="control6"/></text:span></text:p>
      <text:p text:style-name="P15"/>
      <text:p text:style-name="P17"><text:span text:style-name="T5">Membership year is September 1 through August 31, inclusive. <text:s/>All members who are in good standing on or before the December General Meeting will </text:span>be eligibl<text:span text:style-name="T10">e </text:span>for a free <text:span text:style-name="T10">one-time n</text:span>ame badge. <text:s/>Members who wish a second or replacement badge may purchase one at the club price (approx. $7.50 plus tax). <text:s/>Ordered badges will be available in January.</text:p>
      <text:p text:style-name="P18"/>
      <text:p text:style-name="P18">First Name <text:span text:style-name="T7">on badge </text:span><draw:control text:anchor-type="as-char" draw:z-index="6" draw:style-name="gr3" draw:text-style-name="P21" svg:width="3.781cm" svg:height="0.701cm" draw:control="control7"/> Callsign <text:span text:style-name="T7">on badge </text:span><draw:control text:anchor-type="as-char" draw:z-index="7" draw:style-name="gr3" draw:text-style-name="P21" svg:width="3.601cm" svg:height="0.701cm" draw:control="control8"/></text:p>
      <text:p text:style-name="P18"/>
      <text:p text:style-name="P19"><text:span text:style-name="T7">First </text:span>Name <text:span text:style-name="T7">on badge </text:span><draw:control text:anchor-type="as-char" draw:z-index="9" draw:style-name="gr3" draw:text-style-name="P21" svg:width="3.781cm" svg:height="0.701cm" draw:control="control10"/> Callsign <text:span text:style-name="T7">on</text:span> badge <draw:control text:anchor-type="as-char" draw:z-index="8" draw:style-name="gr3" draw:text-style-name="P21" svg:width="3.601cm" svg:height="0.701cm" draw:control="control9"/></text:p>
      <text:p text:style-name="P19"/>
      <text:p text:style-name="P20"><text:span text:style-name="T9">Notes</text:span> <draw:control text:anchor-type="as-char" svg:y="-0.413cm" draw:z-index="10" draw:style-name="gr2" draw:text-style-name="P21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16-10-03T17:55:58.899699811</dc:date>
    <dc:creator>Squishy </dc:creator>
    <meta:editing-duration>PT19M6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22" meta:word-count="101" meta:character-count="631" meta:non-whitespace-character-count="526"/>
  </office:meta>
</office:document-meta>
</file>